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ourier" svg:font-family="Courier" style:font-pitch="variable"/>
    <style:font-face style:name="Liberation Sans" svg:font-family="'Liberation Sans'" style:font-family-generic="swiss" style:font-pitch="variable"/>
    <style:font-face style:name="Menlo-Regular" svg:font-family="Menlo-Regular"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0389in" fo:margin-left="0.9715in" table:align="left" style:writing-mode="lr-tb"/>
    </style:style>
    <style:style style:name="Table1.A" style:family="table-column">
      <style:table-column-properties style:column-width="1.9146in"/>
    </style:style>
    <style:style style:name="Table1.B" style:family="table-column">
      <style:table-column-properties style:column-width="1.4965in"/>
    </style:style>
    <style:style style:name="Table1.C" style:family="table-column">
      <style:table-column-properties style:column-width="1.6278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IEEE_20_Abtract" style:master-page-name="">
      <loext:graphic-properties draw:fill="none"/>
      <style:paragraph-properties fo:margin-left="0.1252in" fo:margin-right="0.1252in" fo:margin-top="0in" fo:margin-bottom="0in" style:contextual-spacing="false" fo:text-align="justify" style:justify-single-word="false" fo:orphans="2" fo:widows="2" fo:hyphenation-ladder-count="no-limit" fo:hyphenation-keep="auto" loext:hyphenation-keep-type="column" fo:text-indent="0in" style:auto-text-indent="false" style:page-number="auto" fo:background-color="transparent" style:snap-to-layout-grid="false" style:writing-mode="lr-tb"/>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Standard">
      <loext:graphic-properties draw:fill="none"/>
      <style:paragraph-properties fo:margin-left="0.1252in" fo:margin-right="0.1252in" fo:margin-top="0in" fo:margin-bottom="0in" style:contextual-spacing="false" fo:text-align="justify" style:justify-single-word="false" fo:orphans="2" fo:widows="2" fo:hyphenation-ladder-count="no-limit" fo:hyphenation-keep="auto" loext:hyphenation-keep-type="column" fo:text-indent="0in" style:auto-text-indent="false" fo:background-color="transparent" style:snap-to-layout-grid="false" style:writing-mode="lr-tb"/>
      <style:text-properties fo:font-size="9pt" style:font-size-asian="9pt" style:font-size-complex="9pt" fo:hyphenate="false" fo:hyphenation-remain-char-count="2" fo:hyphenation-push-char-count="2" loext:hyphenation-no-caps="false" loext:hyphenation-no-last-word="false" loext:hyphenation-word-char-count="5" loext:hyphenation-zone="no-limit"/>
    </style:style>
    <style:style style:name="P4" style:family="paragraph" style:parent-style-name="Standard">
      <loext:graphic-properties draw:fill="none"/>
      <style:paragraph-properties fo:margin-left="0.1252in" fo:margin-right="0.1252in" fo:margin-top="0in" fo:margin-bottom="0in" style:contextual-spacing="false" fo:text-align="justify" style:justify-single-word="false" fo:orphans="2" fo:widows="2" fo:hyphenation-ladder-count="no-limit" fo:hyphenation-keep="auto" loext:hyphenation-keep-type="column" fo:text-indent="0in" style:auto-text-indent="false" fo:background-color="transparent" style:snap-to-layout-grid="false" style:writing-mode="lr-tb"/>
      <style:text-properties fo:font-size="9pt" officeooo:rsid="00199535" officeooo:paragraph-rsid="00199535" style:font-size-asian="9pt" style:font-size-complex="9pt" fo:hyphenate="false" fo:hyphenation-remain-char-count="2" fo:hyphenation-push-char-count="2" loext:hyphenation-no-caps="false" loext:hyphenation-no-last-word="false" loext:hyphenation-word-char-count="5" loext:hyphenation-zone="no-limit"/>
    </style:style>
    <style:style style:name="P5" style:family="paragraph" style:parent-style-name="IEEE_20_Heading_20_1" style:list-style-name="WWNum4">
      <style:paragraph-properties fo:margin-left="0.2008in" fo:text-indent="-0.2008in" style:auto-text-indent="false"/>
      <style:text-properties officeooo:paragraph-rsid="000f77ac"/>
    </style:style>
    <style:style style:name="P6" style:family="paragraph" style:parent-style-name="IEEE_20_Paragraph" style:list-style-name="WWNum4" style:master-page-name="">
      <loext:graphic-properties draw:fill="none"/>
      <style:paragraph-properties fo:margin-left="0.1866in" fo:margin-right="0.3118in" fo:margin-top="0in" fo:margin-bottom="0in" style:contextual-spacing="false" fo:text-align="justify" style:justify-single-word="false" fo:orphans="2" fo:widows="2" fo:hyphenation-ladder-count="no-limit" fo:hyphenation-keep="auto" loext:hyphenation-keep-type="column" fo:text-indent="0in" style:auto-text-indent="false" style:page-number="auto" fo:background-color="transparent" style:snap-to-layout-grid="false" style:writing-mode="lr-tb"/>
      <style:text-properties officeooo:rsid="000f77ac" officeooo:paragraph-rsid="000f77ac" fo:hyphenate="false" fo:hyphenation-remain-char-count="2" fo:hyphenation-push-char-count="2" loext:hyphenation-no-caps="false" loext:hyphenation-no-last-word="false" loext:hyphenation-word-char-count="5" loext:hyphenation-zone="no-limit"/>
    </style:style>
    <style:style style:name="P7" style:family="paragraph" style:parent-style-name="IEEE_20_Heading_20_1" style:list-style-name="WWNum4">
      <style:paragraph-properties fo:margin-left="0.2008in" fo:text-indent="-0.2008in" style:auto-text-indent="false"/>
    </style:style>
    <style:style style:name="P8" style:family="paragraph" style:parent-style-name="IEEE_20_Paragraph" style:list-style-name="WWNum4" style:master-page-name="">
      <loext:graphic-properties draw:fill="none"/>
      <style:paragraph-properties fo:margin-left="0.1866in" fo:margin-right="0.3118in" fo:margin-top="0in" fo:margin-bottom="0in" style:contextual-spacing="false" fo:text-align="justify" style:justify-single-word="false" fo:orphans="2" fo:widows="2" fo:hyphenation-ladder-count="no-limit" fo:hyphenation-keep="auto" loext:hyphenation-keep-type="column" fo:text-indent="-0.1866in" style:auto-text-indent="false" style:page-number="auto" fo:background-color="transparent" style:snap-to-layout-grid="false" style:writing-mode="lr-tb"/>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IEEE_20_Heading_20_2" style:list-style-name="WWNum8">
      <style:paragraph-properties fo:text-align="justify" style:justify-single-word="false"/>
    </style:style>
    <style:style style:name="P10" style:family="paragraph" style:parent-style-name="IEEE_20_Paragraph" style:list-style-name="WWNum8">
      <style:paragraph-properties fo:text-align="justify" style:justify-single-word="false"/>
      <style:text-properties officeooo:rsid="00124ac9" officeooo:paragraph-rsid="00124ac9"/>
    </style:style>
    <style:style style:name="P11" style:family="paragraph" style:parent-style-name="IEEE_20_Heading_20_2" style:list-style-name="WWNum6"/>
    <style:style style:name="P12" style:family="paragraph" style:parent-style-name="IEEE_20_Paragraph" style:list-style-name="WWNum6" style:master-page-name="">
      <loext:graphic-properties draw:fill="none"/>
      <style:paragraph-properties fo:margin-left="0.3118in" fo:margin-right="0.3752in" fo:margin-top="0in" fo:margin-bottom="0in" style:contextual-spacing="false" fo:text-align="justify" style:justify-single-word="false" fo:orphans="2" fo:widows="2" fo:hyphenation-ladder-count="no-limit" fo:hyphenation-keep="auto" loext:hyphenation-keep-type="column" fo:text-indent="-0.1866in" style:auto-text-indent="false" style:page-number="auto" fo:background-color="transparent" style:snap-to-layout-grid="false" style:writing-mode="lr-tb"/>
      <style:text-properties officeooo:rsid="00124ac9" officeooo:paragraph-rsid="00124ac9" fo:hyphenate="false" fo:hyphenation-remain-char-count="2" fo:hyphenation-push-char-count="2" loext:hyphenation-no-caps="false" loext:hyphenation-no-last-word="false" loext:hyphenation-word-char-count="5" loext:hyphenation-zone="no-limit"/>
    </style:style>
    <style:style style:name="P13" style:family="paragraph" style:parent-style-name="IEEE_20_Paragraph" style:list-style-name="WWNum6">
      <loext:graphic-properties draw:fill="none"/>
      <style:paragraph-properties fo:margin-left="0.3118in" fo:margin-right="0.3752in" fo:margin-top="0in" fo:margin-bottom="0in" style:contextual-spacing="false" fo:text-align="justify" style:justify-single-word="false" fo:orphans="2" fo:widows="2" fo:hyphenation-ladder-count="no-limit" fo:hyphenation-keep="auto" loext:hyphenation-keep-type="column" fo:text-indent="-0.1866in" style:auto-text-indent="false" fo:background-color="transparent" style:snap-to-layout-grid="false" style:writing-mode="lr-tb"/>
      <style:text-properties officeooo:rsid="00124ac9" officeooo:paragraph-rsid="00124ac9" fo:hyphenate="false" fo:hyphenation-remain-char-count="2" fo:hyphenation-push-char-count="2" loext:hyphenation-no-caps="false" loext:hyphenation-no-last-word="false" loext:hyphenation-word-char-count="5" loext:hyphenation-zone="no-limit"/>
    </style:style>
    <style:style style:name="P14" style:family="paragraph" style:parent-style-name="IEEE_20_Paragraph" style:list-style-name="WWNum6">
      <loext:graphic-properties draw:fill="none"/>
      <style:paragraph-properties fo:margin-left="0.3118in" fo:margin-right="0.3752in" fo:margin-top="0in" fo:margin-bottom="0in" style:contextual-spacing="false" fo:text-align="justify" style:justify-single-word="false" fo:orphans="2" fo:widows="2" fo:hyphenation-ladder-count="no-limit" fo:hyphenation-keep="auto" loext:hyphenation-keep-type="column" fo:text-indent="-0.1866in" style:auto-text-indent="false" fo:background-color="transparent" style:snap-to-layout-grid="false" style:writing-mode="lr-tb"/>
      <style:text-properties officeooo:rsid="00124ac9" officeooo:paragraph-rsid="0012536a" fo:hyphenate="false" fo:hyphenation-remain-char-count="2" fo:hyphenation-push-char-count="2" loext:hyphenation-no-caps="false" loext:hyphenation-no-last-word="false" loext:hyphenation-word-char-count="5" loext:hyphenation-zone="no-limit"/>
    </style:style>
    <style:style style:name="P15" style:family="paragraph" style:parent-style-name="IEEE_20_Heading_20_2" style:list-style-name="WWNum6">
      <style:paragraph-properties fo:text-align="justify" style:justify-single-word="false"/>
    </style:style>
    <style:style style:name="P16" style:family="paragraph" style:parent-style-name="IEEE_20_Paragraph" style:list-style-name="WWNum6" style:master-page-name="">
      <loext:graphic-properties draw:fill="none"/>
      <style:paragraph-properties fo:margin-left="0.3118in" fo:margin-right="0.3118in" fo:margin-top="0in" fo:margin-bottom="0in" style:contextual-spacing="false" fo:text-align="justify" style:justify-single-word="false" fo:orphans="2" fo:widows="2" fo:hyphenation-ladder-count="no-limit" fo:hyphenation-keep="auto" loext:hyphenation-keep-type="column" fo:text-indent="-0.1866in" style:auto-text-indent="false" style:page-number="auto" fo:background-color="transparent" style:snap-to-layout-grid="false" style:writing-mode="lr-tb"/>
      <style:text-properties officeooo:rsid="0012536a" officeooo:paragraph-rsid="0012536a" fo:hyphenate="false" fo:hyphenation-remain-char-count="2" fo:hyphenation-push-char-count="2" loext:hyphenation-no-caps="false" loext:hyphenation-no-last-word="false" loext:hyphenation-word-char-count="5" loext:hyphenation-zone="no-limit"/>
    </style:style>
    <style:style style:name="P17" style:family="paragraph" style:parent-style-name="IEEE_20_Paragraph" style:list-style-name="WWNum6">
      <style:text-properties officeooo:rsid="0012536a" officeooo:paragraph-rsid="0012536a"/>
    </style:style>
    <style:style style:name="P18" style:family="paragraph" style:parent-style-name="IEEE_20_Heading_20_2" style:list-style-name="WWNum9"/>
    <style:style style:name="P19" style:family="paragraph" style:parent-style-name="IEEE_20_Paragraph" style:list-style-name="WWNum9" style:master-page-name="">
      <loext:graphic-properties draw:fill="none"/>
      <style:paragraph-properties fo:margin-left="0.3118in" fo:margin-right="0.3118in" fo:margin-top="0in" fo:margin-bottom="0in" style:contextual-spacing="false" fo:text-align="justify" style:justify-single-word="false" fo:orphans="2" fo:widows="2" fo:hyphenation-ladder-count="no-limit" fo:hyphenation-keep="auto" loext:hyphenation-keep-type="column" fo:text-indent="-0.1866in" style:auto-text-indent="false" style:page-number="auto" fo:background-color="transparent" style:snap-to-layout-grid="false" style:writing-mode="lr-tb"/>
      <style:text-properties officeooo:rsid="0012536a" officeooo:paragraph-rsid="0012536a" fo:hyphenate="false" fo:hyphenation-remain-char-count="2" fo:hyphenation-push-char-count="2" loext:hyphenation-no-caps="false" loext:hyphenation-no-last-word="false" loext:hyphenation-word-char-count="5" loext:hyphenation-zone="no-limit"/>
    </style:style>
    <style:style style:name="P20" style:family="paragraph" style:parent-style-name="IEEE_20_Paragraph" style:list-style-name="WWNum9">
      <loext:graphic-properties draw:fill="none"/>
      <style:paragraph-properties fo:margin-left="0.3118in" fo:margin-right="0.3118in" fo:margin-top="0in" fo:margin-bottom="0in" style:contextual-spacing="false" fo:text-align="justify" style:justify-single-word="false" fo:orphans="2" fo:widows="2" fo:hyphenation-ladder-count="no-limit" fo:hyphenation-keep="auto" loext:hyphenation-keep-type="column" fo:text-indent="-0.1866in" style:auto-text-indent="false" fo:background-color="transparent" style:snap-to-layout-grid="false" style:writing-mode="lr-tb"/>
      <style:text-properties officeooo:rsid="0012536a" officeooo:paragraph-rsid="0012536a" fo:hyphenate="false" fo:hyphenation-remain-char-count="2" fo:hyphenation-push-char-count="2" loext:hyphenation-no-caps="false" loext:hyphenation-no-last-word="false" loext:hyphenation-word-char-count="5" loext:hyphenation-zone="no-limit"/>
    </style:style>
    <style:style style:name="P21" style:family="paragraph" style:parent-style-name="IEEE_20_Paragraph" style:list-style-name="WWNum9">
      <loext:graphic-properties draw:fill="none"/>
      <style:paragraph-properties fo:margin-left="0.3118in" fo:margin-right="0.3118in" fo:margin-top="0in" fo:margin-bottom="0in" style:contextual-spacing="false" fo:text-align="justify" style:justify-single-word="false" fo:orphans="2" fo:widows="2" fo:hyphenation-ladder-count="no-limit" fo:hyphenation-keep="auto" loext:hyphenation-keep-type="column" fo:text-indent="-0.1866in" style:auto-text-indent="false" fo:background-color="transparent" style:snap-to-layout-grid="false" style:writing-mode="lr-tb"/>
      <style:text-properties officeooo:rsid="00136d31" officeooo:paragraph-rsid="00136d31" fo:hyphenate="false" fo:hyphenation-remain-char-count="2" fo:hyphenation-push-char-count="2" loext:hyphenation-no-caps="false" loext:hyphenation-no-last-word="false" loext:hyphenation-word-char-count="5" loext:hyphenation-zone="no-limit"/>
    </style:style>
    <style:style style:name="P22" style:family="paragraph" style:parent-style-name="IEEE_20_Heading_20_2" style:list-style-name="WWNum10"/>
    <style:style style:name="P23" style:family="paragraph" style:parent-style-name="IEEE_20_Paragraph" style:list-style-name="WWNum10" style:master-page-name="">
      <loext:graphic-properties draw:fill="none"/>
      <style:paragraph-properties fo:margin-left="0.3118in" fo:margin-right="0.3118in" fo:margin-top="0in" fo:margin-bottom="0in" style:contextual-spacing="false" fo:text-align="justify" style:justify-single-word="false" fo:orphans="2" fo:widows="2" fo:hyphenation-ladder-count="no-limit" fo:hyphenation-keep="auto" loext:hyphenation-keep-type="column" fo:text-indent="-0.1866in" style:auto-text-indent="false" style:page-number="auto" fo:background-color="transparent" style:snap-to-layout-grid="false" style:writing-mode="lr-tb"/>
      <style:text-properties officeooo:rsid="001451f0" officeooo:paragraph-rsid="001451f0" fo:hyphenate="false" fo:hyphenation-remain-char-count="2" fo:hyphenation-push-char-count="2" loext:hyphenation-no-caps="false" loext:hyphenation-no-last-word="false" loext:hyphenation-word-char-count="5" loext:hyphenation-zone="no-limit"/>
    </style:style>
    <style:style style:name="P24" style:family="paragraph" style:parent-style-name="IEEE_20_Paragraph" style:list-style-name="WWNum10">
      <loext:graphic-properties draw:fill="none"/>
      <style:paragraph-properties fo:margin-left="0.3118in" fo:margin-right="0.3118in" fo:margin-top="0in" fo:margin-bottom="0in" style:contextual-spacing="false" fo:text-align="justify" style:justify-single-word="false" fo:orphans="2" fo:widows="2" fo:hyphenation-ladder-count="no-limit" fo:hyphenation-keep="auto" loext:hyphenation-keep-type="column" fo:text-indent="-0.1866in" style:auto-text-indent="false" fo:background-color="transparent" style:snap-to-layout-grid="false" style:writing-mode="lr-tb"/>
      <style:text-properties officeooo:rsid="001451f0" officeooo:paragraph-rsid="001451f0" fo:hyphenate="false" fo:hyphenation-remain-char-count="2" fo:hyphenation-push-char-count="2" loext:hyphenation-no-caps="false" loext:hyphenation-no-last-word="false" loext:hyphenation-word-char-count="5" loext:hyphenation-zone="no-limit"/>
    </style:style>
    <style:style style:name="P25" style:family="paragraph" style:parent-style-name="IEEE_20_Paragraph">
      <style:text-properties officeooo:rsid="001451f0" officeooo:paragraph-rsid="001451f0"/>
    </style:style>
    <style:style style:name="P26" style:family="paragraph" style:parent-style-name="Table_20_Contents">
      <style:text-properties fo:font-size="10pt" officeooo:rsid="001451f0" officeooo:paragraph-rsid="001451f0" style:font-size-asian="10pt" style:font-size-complex="10pt"/>
    </style:style>
    <style:style style:name="P27" style:family="paragraph" style:parent-style-name="Table_20_Contents">
      <style:paragraph-properties fo:text-align="end" style:justify-single-word="false"/>
      <style:text-properties fo:font-size="10pt" officeooo:rsid="001451f0" officeooo:paragraph-rsid="001451f0" style:font-size-asian="10pt" style:font-size-complex="10pt"/>
    </style:style>
    <style:style style:name="P28" style:family="paragraph" style:parent-style-name="Table_20_Contents">
      <style:text-properties fo:font-size="10pt" officeooo:rsid="001451f0" style:font-size-asian="10pt" style:font-size-complex="10pt"/>
    </style:style>
    <style:style style:name="P29" style:family="paragraph" style:parent-style-name="Table_20_Contents">
      <style:text-properties style:font-name="Times New Roman" fo:font-size="10pt" officeooo:rsid="001451f0" officeooo:paragraph-rsid="001451f0" style:font-size-asian="10pt" style:font-size-complex="10pt"/>
    </style:style>
    <style:style style:name="P30" style:family="paragraph" style:parent-style-name="Table_20_Contents">
      <style:paragraph-properties fo:text-align="end" style:justify-single-word="false"/>
      <style:text-properties style:font-name="Times New Roman" fo:font-size="10pt" officeooo:rsid="001451f0" officeooo:paragraph-rsid="001451f0" style:font-size-asian="10pt" style:font-size-complex="10pt"/>
    </style:style>
    <style:style style:name="P31" style:family="paragraph" style:parent-style-name="Default_20_Drawing_20_Style">
      <style:paragraph-properties fo:margin-left="0in" fo:margin-right="0in" style:line-height-at-least="0.139in" fo:text-align="start" style:justify-single-word="false" fo:text-indent="0in" style:auto-text-indent="false"/>
      <style:text-properties style:font-name="Times New Roman" fo:font-size="10pt" style:font-size-asian="10pt" style:font-size-complex="10pt"/>
    </style:style>
    <style:style style:name="P32" style:family="paragraph" style:parent-style-name="Default_20_Drawing_20_Style">
      <style:paragraph-properties fo:margin-left="0in" fo:margin-right="0in" style:line-height-at-least="0.139in" fo:text-align="end" style:justify-single-word="false" fo:text-indent="0in" style:auto-text-indent="false"/>
      <style:text-properties style:font-name="Times New Roman" fo:font-size="10pt" style:font-size-asian="10pt" style:font-size-complex="10pt"/>
    </style:style>
    <style:style style:name="P33" style:family="paragraph" style:parent-style-name="IEEE_20_Paragraph" style:list-style-name="WWNum10">
      <style:text-properties officeooo:rsid="001451f0" officeooo:paragraph-rsid="001451f0"/>
    </style:style>
    <style:style style:name="P34" style:family="paragraph" style:parent-style-name="IEEE_20_Heading_20_2" style:list-style-name="WWNum11"/>
    <style:style style:name="P35" style:family="paragraph" style:parent-style-name="IEEE_20_Paragraph" style:list-style-name="WWNum11" style:master-page-name="">
      <loext:graphic-properties draw:fill="none"/>
      <style:paragraph-properties fo:margin-left="0.3118in" fo:margin-right="0.3118in" fo:margin-top="0in" fo:margin-bottom="0in" style:contextual-spacing="false" fo:text-align="justify" style:justify-single-word="false" fo:orphans="2" fo:widows="2" fo:hyphenation-ladder-count="no-limit" fo:hyphenation-keep="auto" loext:hyphenation-keep-type="column" fo:text-indent="-0.1866in" style:auto-text-indent="false" style:page-number="auto" fo:background-color="transparent" style:snap-to-layout-grid="false" style:writing-mode="lr-tb"/>
      <style:text-properties officeooo:rsid="0014aa4c" officeooo:paragraph-rsid="0014aa4c" fo:hyphenate="false" fo:hyphenation-remain-char-count="2" fo:hyphenation-push-char-count="2" loext:hyphenation-no-caps="false" loext:hyphenation-no-last-word="false" loext:hyphenation-word-char-count="5" loext:hyphenation-zone="no-limit"/>
    </style:style>
    <style:style style:name="P36" style:family="paragraph" style:parent-style-name="IEEE_20_Paragraph" style:master-page-name="">
      <loext:graphic-properties draw:fill="none"/>
      <style:paragraph-properties fo:margin-left="0.1252in" fo:margin-right="0.1252in" fo:margin-top="0in" fo:margin-bottom="0in" style:contextual-spacing="false" fo:text-align="justify" style:justify-single-word="false" fo:orphans="2" fo:widows="2" fo:hyphenation-ladder-count="no-limit" fo:hyphenation-keep="auto" loext:hyphenation-keep-type="column" fo:text-indent="0in" style:auto-text-indent="false" style:page-number="auto" fo:background-color="transparent" style:snap-to-layout-grid="false" style:writing-mode="lr-tb"/>
      <style:text-properties officeooo:rsid="00160160" officeooo:paragraph-rsid="00160160" fo:hyphenate="false" fo:hyphenation-remain-char-count="2" fo:hyphenation-push-char-count="2" loext:hyphenation-no-caps="false" loext:hyphenation-no-last-word="false" loext:hyphenation-word-char-count="5" loext:hyphenation-zone="no-limit"/>
    </style:style>
    <style:style style:name="P37" style:family="paragraph" style:parent-style-name="IEEE_20_Heading_20_1" style:list-style-name="">
      <style:paragraph-properties fo:margin-left="0in" fo:text-indent="0in" style:auto-text-indent="false"/>
    </style:style>
    <style:style style:name="P38" style:family="paragraph" style:parent-style-name="IEEE_20_Paragraph" style:list-style-name="" style:master-page-name="">
      <loext:graphic-properties draw:fill="none"/>
      <style:paragraph-properties fo:margin-left="0in" fo:margin-right="0in" fo:margin-top="0in" fo:margin-bottom="0in" style:contextual-spacing="false" fo:text-align="justify" style:justify-single-word="false" fo:orphans="2" fo:widows="2" fo:hyphenation-ladder-count="no-limit" fo:hyphenation-keep="auto" loext:hyphenation-keep-type="column" fo:text-indent="0.1252in" style:auto-text-indent="false" style:page-number="auto" fo:background-color="transparent" style:snap-to-layout-grid="false" style:writing-mode="lr-tb"/>
      <style:text-properties officeooo:rsid="00160160" officeooo:paragraph-rsid="00160160" fo:hyphenate="false" fo:hyphenation-remain-char-count="2" fo:hyphenation-push-char-count="2" loext:hyphenation-no-caps="false" loext:hyphenation-no-last-word="false" loext:hyphenation-word-char-count="5" loext:hyphenation-zone="no-limit"/>
    </style:style>
    <style:style style:name="P39" style:family="paragraph" style:parent-style-name="Default_20_Drawing_20_Style" style:list-style-name="WWNum5" style:master-page-name="">
      <loext:graphic-properties draw:fill="none"/>
      <style:paragraph-properties fo:margin-left="0.3118in" fo:margin-right="0in" fo:margin-top="0.0181in" fo:margin-bottom="0in" style:contextual-spacing="false" style:line-height-at-least="0.139in" fo:text-align="start" style:justify-single-word="false" fo:orphans="2" fo:widows="2" fo:hyphenation-ladder-count="no-limit" fo:hyphenation-keep="auto" loext:hyphenation-keep-type="column" fo:text-indent="0in" style:auto-text-indent="false" style:page-number="auto" fo:background-color="transparent" style:writing-mode="lr-tb">
        <style:tab-stops>
          <style:tab-stop style:position="0.2917in"/>
        </style:tab-stops>
      </style:paragraph-properties>
      <style:text-properties style:font-name="Times New Roman"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P40" style:family="paragraph" style:parent-style-name="Default_20_Drawing_20_Style" style:list-style-name="WWNum5">
      <loext:graphic-properties draw:fill="none"/>
      <style:paragraph-properties fo:margin-left="0.3118in" fo:margin-right="0in" fo:margin-top="0.0181in" fo:margin-bottom="0in" style:contextual-spacing="false" style:line-height-at-least="0.139in" fo:text-align="start" style:justify-single-word="false" fo:orphans="2" fo:widows="2" fo:hyphenation-ladder-count="no-limit" fo:hyphenation-keep="auto" loext:hyphenation-keep-type="column" fo:text-indent="0in" style:auto-text-indent="false" fo:background-color="transparent" style:writing-mode="lr-tb">
        <style:tab-stops>
          <style:tab-stop style:position="0.2917in"/>
        </style:tab-stops>
      </style:paragraph-properties>
      <style:text-properties style:font-name="Times New Roman"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list-style-name="WWNum5">
      <style:paragraph-properties fo:margin-left="0.3118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8pt" officeooo:paragraph-rsid="00160160" style:font-size-asian="8pt" style:font-size-complex="8pt"/>
    </style:style>
    <style:style style:name="P42" style:family="paragraph" style:parent-style-name="Standard" style:list-style-name="WWNum5" style:master-page-name="">
      <loext:graphic-properties draw:fill="none"/>
      <style:paragraph-properties fo:margin-left="0.3118in" fo:margin-right="0in" fo:margin-top="0in" fo:margin-bottom="0in" style:contextual-spacing="false" fo:text-align="start" style:justify-single-word="false" fo:orphans="2" fo:widows="2" fo:hyphenation-ladder-count="no-limit" fo:hyphenation-keep="auto" loext:hyphenation-keep-type="column" fo:text-indent="0in" style:auto-text-indent="false" style:page-number="auto" fo:background-color="transparent"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list-style-name="WWNum5">
      <loext:graphic-properties draw:fill="none"/>
      <style:paragraph-properties fo:margin-left="0.3118in" fo:margin-right="0in" fo:margin-top="0in" fo:margin-bottom="0in" style:contextual-spacing="false" fo:text-align="start" style:justify-single-word="false" fo:orphans="2" fo:widows="2" fo:hyphenation-ladder-count="no-limit" fo:hyphenation-keep="auto" loext:hyphenation-keep-type="column" fo:text-indent="0in" style:auto-text-indent="false" fo:background-color="transparent"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list-style-name="WWNum5">
      <loext:graphic-properties draw:fill="none"/>
      <style:paragraph-properties fo:margin-left="0.3118in" fo:margin-right="0in" fo:margin-top="0.0181in" fo:margin-bottom="0in" style:contextual-spacing="false" style:line-height-at-least="0.139in" fo:text-align="start" style:justify-single-word="false" fo:orphans="2" fo:widows="2" fo:hyphenation-ladder-count="no-limit" fo:hyphenation-keep="auto" loext:hyphenation-keep-type="column" fo:text-indent="0in" style:auto-text-indent="false" fo:background-color="transparent" style:writing-mode="lr-tb">
        <style:tab-stops>
          <style:tab-stop style:position="0.2917in"/>
        </style:tab-stops>
      </style:paragraph-properties>
      <style:text-properties style:font-name="Times New Roman"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text-properties style:font-name="Times New Roman" fo:font-size="10pt" style:font-size-asian="10pt" style:font-size-complex="10pt"/>
    </style:style>
    <style:style style:name="T1" style:family="text">
      <style:text-properties fo:font-style="normal" style:font-style-asian="normal" style:font-style-complex="italic"/>
    </style:style>
    <style:style style:name="T2" style:family="text">
      <style:text-properties fo:language="en" fo:country="GB" style:language-asian="en" style:country-asian="GB"/>
    </style:style>
    <style:style style:name="T3" style:family="text">
      <style:text-properties fo:font-weight="normal" style:font-weight-asian="normal"/>
    </style:style>
    <style:style style:name="T4" style:family="text">
      <style:text-properties fo:language="en" fo:country="AU"/>
    </style:style>
    <style:style style:name="T5" style:family="text">
      <style:text-properties officeooo:rsid="0010c41b"/>
    </style:style>
    <style:style style:name="T6" style:family="text">
      <style:text-properties style:text-position="super 58%" officeooo:rsid="00124ac9"/>
    </style:style>
    <style:style style:name="T7" style:family="text">
      <style:text-properties officeooo:rsid="00124ac9"/>
    </style:style>
    <style:style style:name="T8" style:family="text">
      <style:text-properties officeooo:rsid="0012536a"/>
    </style:style>
    <style:style style:name="T9" style:family="text">
      <style:text-properties style:text-position="super 58%" officeooo:rsid="00158c9b"/>
    </style:style>
    <style:style style:name="T10" style:family="text">
      <style:text-properties officeooo:rsid="00136d31"/>
    </style:style>
    <style:style style:name="T11" style:family="text">
      <style:text-properties fo:color="#000000" loext:opacity="100%" fo:letter-spacing="normal"/>
    </style:style>
    <style:style style:name="T12" style:family="text">
      <style:text-properties fo:color="#000000" loext:opacity="100%" fo:letter-spacing="normal" officeooo:rsid="001451f0"/>
    </style:style>
    <style:style style:name="T13" style:family="text">
      <style:text-properties fo:language="en" fo:country="US"/>
    </style:style>
    <style:style style:name="T14" style:family="text">
      <style:text-properties fo:color="#000000" loext:opacity="100%"/>
    </style:style>
    <style:style style:name="Sect1"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EEE_20_Title">Neural Network Library from Scratch</text:p>
      <text:p text:style-name="IEEE_20_Author_20_Name">Zachary Pearson, D439H842</text:p>
      <text:p text:style-name="IEEE_20_Author_20_Email">School of Computing</text:p>
      <text:p text:style-name="IEEE_20_Author_20_Affiliation" loext:marker-style-name="T1"><text:span text:style-name="T1">College of Engineering</text:span><text:span text:style-name="T1"/></text:p>
      <text:p text:style-name="P1" loext:marker-style-name="T2"><text:span text:style-name="T2">zrpearson@shockers.wichita.edu</text:span><text:span text:style-name="T2"/></text:p>
      <text:section text:style-name="Sect1" text:name="TextSection">
        <text:p text:style-name="Standard"/>
      </text:section>
      <text:section text:style-name="Sect1" text:name="Section1">
        <text:p text:style-name="P2"><text:span text:style-name="IEEE_20_Abstract_20_Heading_20_Char"><text:span text:style-name="T3">Abstract</text:span></text:span>—<text:span text:style-name="T4">I develop my own Neural Network library for the purpose of strengthening my intuition of the primary mechanisms underlying neural networks in general.</text:span></text:p>
        <text:p text:style-name="P3"><text:span text:style-name="T4"/></text:p>
        <text:p text:style-name="P4"><text:span text:style-name="T4">Please find the library/code at:</text:span></text:p>
        <text:list xml:id="list2861277749" text:style-name="WWNum4">
          <text:list-item>
            <text:p text:style-name="P5">Introduction</text:p>
            <text:list>
              <text:list-item>
                <text:list>
                  <text:list-item>
                    <text:list>
                      <text:list-item>
                        <text:list>
                          <text:list-header>
                            <text:p text:style-name="P6"><text:s text:c="4"/>There are several projects that allow for the streamlined creation of Neural Networks. These projects allow scientists and engineers to quickly develop a model quickly and efficiently shortening the time between hypothesis and experimentation by taking care of the more computationally intensive design considerations and providing some default values for some model components behind the scenes. As a result, these libraries can sometimes seem more like a black-box function – the user supplies some high level details about the model they want and the libraries take care of the low level implementation. As a novice in the field of deep learning, this black-box approach <text:span text:style-name="T5">occasionally works to obscure the underlying mechanisms that allow the neural network the function. My intention in developing my own module using minimal libraries is to take a longer look behind the curtains of deep learning to develop a stronger intuition of how the higher level concepts that I’ve been introduced to impact the behaviour of neural networks.</text:span></text:p>
                          </text:list-header>
                        </text:list>
                      </text:list-item>
                    </text:list>
                  </text:list-item>
                </text:list>
              </text:list-item>
            </text:list>
          </text:list-item>
          <text:list-item>
            <text:p text:style-name="P7">Related Work</text:p>
            <text:p text:style-name="P8"><text:s text:c="4"/><text:span text:style-name="T5">As mentioned in the introduction, there are several existing projects that provide users with the ability to quickly construct a neural network. Among them, the most well known are Tensorflow/Keras</text:span><text:span text:style-name="T6">[1]</text:span><text:span text:style-name="T5"> and pytorch</text:span><text:span text:style-name="T6">[2]</text:span><text:span text:style-name="T5">, both usable with the python language. Additionally, there are several blogs and youtube channels that have provided insight into how to develop, either in whole or in part, ones own neural network library.</text:span><text:span text:style-name="T6">[3,4,5]</text:span><text:span text:style-name="T7"> These resources are freely available and are very helpful in providing insight into the inner workings of neural networks.</text:span></text:p>
          </text:list-item>
          <text:list-item>
            <text:p text:style-name="P7">Proposed Approach</text:p>
          </text:list-item>
        </text:list>
        <text:list xml:id="list3387969050" text:style-name="WWNum8">
          <text:list-item text:start-value="1">
            <text:p text:style-name="P9">Motivation</text:p>
            <text:p text:style-name="P10">My motivation was to develop a stronger intuitive understanding of the principles underlying neural networks.</text:p>
          </text:list-item>
          <text:list-item text:style-override="WWNum6">
            <text:p text:style-name="P11">Model Architecture</text:p>
            <text:p text:style-name="P12">My library will consist of 4 classes: a layer class intended to house the information and functions relevant to the weights found in each hidden layer, a network class that contains the collection of layers that make up a model as well as the methods necessary to compute forward and back propagation values, and a class for activation functions as well as a class for loss functions. Both the classes for activation functions and loss functions contain methods to calculate the value of the function in its base case as well as its first derivative.</text:p>
            <text:p text:style-name="P13"/>
            <text:p text:style-name="P14">Once the library was constructed, <text:span text:style-name="T8">I verified its functionality using a small network with 2 hidden layers. The first hidden layer consisted of 100 nodes while the second consisted of 50. Both layers used ReLU as its activation function. The output layer, consisting of 10 nodes corresponding the the classes found in MNIST, used a softmax activation. All weights were initialised using a random normal distribution with a regularising factor of .1. Stochastic gradient descent with a learning rate of .001 was used. The loss function was Categorical Cross Entropy.</text:span></text:p>
          </text:list-item>
          <text:list-item text:style-override="WWNum6">
            <text:p text:style-name="P15">Dataset</text:p>
            <text:p text:style-name="P16">I used the MNIST dataset as found on kaggle.<text:span text:style-name="T9">[6]</text:span> The image data was flattened and converted into a numpy array. Due to computational limitations, a subset of MNIST <text:span text:style-name="T10">training set </text:span>with 1000 images was used. This is further discussed below in the Results section. <text:span text:style-name="T10">The entire test set from MNIST was used for verification</text:span></text:p>
          </text:list-item>
          <text:list-item text:style-override="WWNum6">
            <text:p text:style-name="P11">Training Procedure</text:p>
            <text:p text:style-name="P17">The model was ran for 100 epochs with a validation split of .2. No batching was used.</text:p>
          </text:list-item>
        </text:list>
        <text:list xml:id="list162444772308996" text:continue-list="list2861277749" text:style-name="WWNum4">
          <text:list-item>
            <text:p text:style-name="P7"><text:soft-page-break/>Results</text:p>
          </text:list-item>
        </text:list>
        <text:list xml:id="list162445462241198" text:continue-list="list3387969050" text:style-name="WWNum9">
          <text:list-item text:start-value="1">
            <text:p text:style-name="P18">Evaluation Metrics</text:p>
            <text:p text:style-name="P19">I recorded both the training error as well as the validation accuracy for each epoch. After training, I used the entire test dataset of MNIST <text:span text:style-name="T10">to calculate the models accuracy on unseen data.</text:span></text:p>
            <text:p text:style-name="P20"/>
            <text:p text:style-name="P21">Additionally, I constructed a model with the same architecture using TensorFlow/Keras and trained it on the same subset of test data and compared its performance to that of the model constructed using my library.</text:p>
          </text:list-item>
          <text:list-item text:style-override="WWNum10">
            <text:p text:style-name="P22">Key Results</text:p>
            <text:p text:style-name="P23">Below is a table showing the final testing accuracy of the architecture I used implemented in both my library and using TensorFlow/Keras. Both models achieved similar accuracy, but the time to train was significantly longer using my library than it was using keras.</text:p>
            <text:p text:style-name="P24"/>
            <text:p text:style-name="P24">Additionally, Ive included the accuracies for the top two SotA models that were trained on MNIST. These are models with vastly different architectures than I used and were trained on the entire training set.</text:p>
          </text:list-item>
        </text:list>
        <text:p text:style-name="P25"/>
        <table:table table:name="Table1" table:style-name="Table1">
          <table:table-column table:style-name="Table1.A"/>
          <table:table-column table:style-name="Table1.B"/>
          <table:table-column table:style-name="Table1.C"/>
          <table:table-row>
            <table:table-cell table:style-name="Table1.A1" office:value-type="string">
              <text:p text:style-name="P26">Library/Model</text:p>
            </table:table-cell>
            <table:table-cell table:style-name="Table1.A1" office:value-type="string">
              <text:p text:style-name="P27">Testing Accuracy (%)</text:p>
            </table:table-cell>
            <table:table-cell table:style-name="Table1.C1" office:value-type="string">
              <text:p text:style-name="P27">Training Time (minutes)</text:p>
            </table:table-cell>
          </table:table-row>
          <table:table-row>
            <table:table-cell table:style-name="Table1.A2" office:value-type="string">
              <text:p text:style-name="P28">My Library</text:p>
            </table:table-cell>
            <table:table-cell table:style-name="Table1.A2" office:value-type="string">
              <text:p text:style-name="P27">85.9</text:p>
            </table:table-cell>
            <table:table-cell table:style-name="Table1.C2" office:value-type="string">
              <text:p text:style-name="P27">171.45</text:p>
            </table:table-cell>
          </table:table-row>
          <table:table-row>
            <table:table-cell table:style-name="Table1.A2" office:value-type="string">
              <text:p text:style-name="P29">TensorFlow/Keras</text:p>
            </table:table-cell>
            <table:table-cell table:style-name="Table1.A2" office:value-type="string">
              <text:p text:style-name="P30">85.6</text:p>
            </table:table-cell>
            <table:table-cell table:style-name="Table1.C2" office:value-type="string">
              <text:p text:style-name="P30">1.25</text:p>
            </table:table-cell>
          </table:table-row>
          <table:table-row>
            <table:table-cell table:style-name="Table1.A2" office:value-type="string">
              <text:p text:style-name="P31"><text:span text:style-name="T11">Branching/Merging CNN + Homogeneous Vector Capsules</text:span></text:p>
            </table:table-cell>
            <table:table-cell table:style-name="Table1.A2" office:value-type="string">
              <text:p text:style-name="P32"><text:span text:style-name="T11">99.87</text:span></text:p>
            </table:table-cell>
            <table:table-cell table:style-name="Table1.C2" office:value-type="string">
              <text:p text:style-name="P30">N/A</text:p>
            </table:table-cell>
          </table:table-row>
          <table:table-row>
            <table:table-cell table:style-name="Table1.A2" office:value-type="string">
              <text:p text:style-name="P29">EnsNet</text:p>
            </table:table-cell>
            <table:table-cell table:style-name="Table1.A2" office:value-type="string">
              <text:p text:style-name="P32"><text:span text:style-name="T11">99.8</text:span><text:span text:style-name="T12">4</text:span></text:p>
            </table:table-cell>
            <table:table-cell table:style-name="Table1.C2" office:value-type="string">
              <text:p text:style-name="P30">N/A</text:p>
            </table:table-cell>
          </table:table-row>
        </table:table>
        <text:list xml:id="list162445225589185" text:continue-list="list162445462241198" text:style-name="WWNum10">
          <text:list-header>
            <text:p text:style-name="P33"/>
          </text:list-header>
          <text:list-item text:style-override="WWNum11">
            <text:p text:style-name="P34">Limitations</text:p>
            <text:p text:style-name="P35">As mentioned previously, only a subset of the training data was used to train the models. This is due to the exceedingly impractical training times using my library. An attempt to train on the entire training set was made and resulted in a single epoch taking nearly 3 hours to complete. I believe this is the result of my particular implementation not being optimised. Significant refactors are possible that could provide an increase in training time. In doing so, this will allow for a larger dataset to be used in training.</text:p>
          </text:list-item>
        </text:list>
        <text:list text:continue-list="list162444772308996" text:style-name="WWNum4">
          <text:list-item>
            <text:p text:style-name="P7" loext:marker-style-name="T13"><text:span text:style-name="T13">Conclusion</text:span><text:span text:style-name="T13"/></text:p>
          </text:list-item>
        </text:list>
        <text:p text:style-name="P36" loext:marker-style-name="T13"><text:span text:style-name="T13">Upon completing this project Ive come to a greater understanding of the sensitivity models can have to weight initialization and general hyper-parameter selection. And, although library performance is comparable to existing libraries, its training time is significantly greater than those other libraries suggesting optimization efforts would be necessary for this library to be of any practical use.</text:span></text:p>
        <text:p text:style-name="P37" loext:marker-style-name="T13"><text:span text:style-name="T13">Acknowledgment</text:span></text:p>
        <text:p text:style-name="P38" loext:marker-style-name="T13"><text:span text:style-name="T13">No additional materials were used to complete this project. Please refer to references to see complete list of resources consulted.</text:span></text:p>
        <text:p text:style-name="P37">References</text:p>
        <text:list text:style-name="WWNum5">
          <text:list-item>
            <text:p text:style-name="P39"><text:span text:style-name="T11">Tensor Flow/Keras - https://www.tensorflow.org</text:span></text:p>
          </text:list-item>
          <text:list-item>
            <text:p text:style-name="P40"><text:span text:style-name="T11">PyTorch - https://pytorch.org/</text:span></text:p>
          </text:list-item>
          <text:list-item>
            <text:p text:style-name="P40"><text:span text:style-name="T11">https://www.youtube.com/@sentdex</text:span></text:p>
          </text:list-item>
          <text:list-item>
            <text:p text:style-name="P40"><text:span text:style-name="T11">https://www.youtube.com/@TheCodingTrain</text:span></text:p>
          </text:list-item>
          <text:list-item>
            <text:p text:style-name="P40"><text:span text:style-name="T11">https://www.freecodecamp.org/news/building-a-neural-network-from-scratch/</text:span></text:p>
          </text:list-item>
          <text:list-item>
            <text:p text:style-name="P41"><text:span text:style-name="T11"><text:s text:c="3"/>https://www.kaggle.com/datasets/oddrationale/mnist-in-csv</text:span></text:p>
          </text:list-item>
          <text:list-item>
            <text:p text:style-name="P42"><text:span text:style-name="T14"><text:s text:c="3"/>https://www.geeksforgeeks.org/implement-sigmoid-function-using-numpy/</text:span></text:p>
          </text:list-item>
          <text:list-item>
            <text:p text:style-name="P43"><text:span text:style-name="T14"><text:s text:c="3"/>https://eli.thegreenplace.net/2016/the-softmax-function-and-its-derivative/</text:span></text:p>
          </text:list-item>
          <text:list-item>
            <text:p text:style-name="P43"><text:span text:style-name="T14"><text:s text:c="3"/>https://gombru.github.io/2018/05/23/cross_entropy_loss/</text:span></text:p>
          </text:list-item>
          <text:list-item>
            <text:p text:style-name="P43"><text:span text:style-name="T14"><text:s text:c="3"/>https://medium.com/@andresberejnoi/how-to-implement-backpropagation-with-numpy-andres-berejnoi-e7c14f2e683a</text:span></text:p>
          </text:list-item>
          <text:list-item>
            <text:p text:style-name="P43"><text:span text:style-name="T14"><text:s text:c="3"/>https://neuralthreads.medium.com/categorical-cross-entropy-loss-the-most-important-loss-function-d3792151d05b</text:span></text:p>
          </text:list-item>
          <text:list-item>
            <text:p text:style-name="P44"><text:span text:style-name="T14">https://arjun-sarkar786.medium.com/implementation-of-all-loss-functions-deep-learning-in-numpy-tensorflow-and-pytorch-e20e72626ebd</text:span></text:p>
          </text:list-item>
        </text:list>
      </text:section>
      <text:section text:style-name="Sect1" text:name="Section2">
        <text:p text:style-name="P4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ourier" svg:font-family="Courier" style:font-pitch="variable"/>
    <style:font-face style:name="Liberation Sans" svg:font-family="'Liberation Sans'" style:font-family-generic="swiss" style:font-pitch="variable"/>
    <style:font-face style:name="Menlo-Regular" svg:font-family="Menlo-Regular"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n" fo:country="AU" style:letter-kerning="false"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2" style:font-family-complex="Arial" style:font-family-generic-complex="system" style:font-pitch-complex="variable"/>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style: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Num5" style:list-level="3" style:class="text">
      <style:paragraph-properties fo:margin-top="0.1665in" fo:margin-bottom="0.0417in" style:contextual-spacing="false" fo:keep-with-next="always"/>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IEEE_20_Author_20_Name" style:display-name="IEEE Author Name" style:family="paragraph" style:parent-style-name="Standard" style:next-style-name="Standard">
      <style:paragraph-properties fo:margin-top="0.0835in" fo:margin-bottom="0.0835in" style:contextual-spacing="false" fo:text-align="center" style:justify-single-word="false" style:snap-to-layout-grid="false"/>
      <style:text-properties fo:font-size="11pt" fo:language="en" fo:country="GB" style:font-name-asian="Times New Roman1" style:font-family-asian="'Times New Roman'" style:font-family-generic-asian="system" style:font-pitch-asian="variable" style:font-size-asian="11pt" style:language-asian="en" style:country-asian="GB"/>
    </style:style>
    <style:style style:name="IEEE_20_Author_20_Affiliation" style:display-name="IEEE Author Affiliation" style:family="paragraph" style:parent-style-name="Standard" style:next-style-name="Standard">
      <style:paragraph-properties fo:margin-top="0in" fo:margin-bottom="0.0417in" style:contextual-spacing="false" fo:text-align="center" style:justify-single-word="false"/>
      <style:text-properties fo:font-size="10pt" fo:language="en" fo:country="GB" fo:font-style="italic" style:font-name-asian="Times New Roman1" style:font-family-asian="'Times New Roman'" style:font-family-generic-asian="system" style:font-pitch-asian="variable" style:font-size-asian="10pt" style:language-asian="en" style:country-asian="GB" style:font-style-asian="italic"/>
    </style:style>
    <style:style style:name="IEEE_20_Heading_20_2" style:display-name="IEEE Heading 2" style:family="paragraph" style:parent-style-name="Standard" style:next-style-name="IEEE_20_Paragraph" style:list-style-name="WWNum2" style:list-level="1">
      <style:paragraph-properties fo:margin-top="0.1043in" fo:margin-bottom="0.0417in" style:contextual-spacing="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in" fo:margin-bottom="0.0417in" style:contextual-spacing="false" fo:text-align="center" style:justify-single-word="false" fo:orphans="2" fo:widows="2" fo:hyphenation-ladder-count="no-limit" fo:hyphenation-keep="auto" loext:hyphenation-keep-type="column" style:writing-mode="lr-tb"/>
      <style:text-properties style:use-window-font-color="true" loext:opacity="0%" style:font-name="Courier" fo:font-family="Courier"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IEEE_20_Abstract_20_Heading" style:display-name="IEEE Abstract Heading" style:family="paragraph" style:parent-style-name="IEEE_20_Abtract" style:next-style-name="IEEE_20_Abtract" loext:linked-style-name="IEEE_20_Abstract_20_Heading_20_Char">
      <style:text-properties fo:font-style="italic" style:font-style-asian="italic"/>
    </style:style>
    <style:style style:name="IEEE_20_Abtract" style:display-name="IEEE Abtract" style:family="paragraph" style:parent-style-name="Standard" style:next-style-name="Standard" loext:linked-style-name="IEEE_20_Abtract_20_Char">
      <style:paragraph-properties fo:text-align="justify" style:justify-single-word="false" fo:text-indent="0.15in" style:auto-text-indent="false" style:snap-to-layout-grid="false"/>
      <style:text-properties fo:font-size="9pt" fo:language="en" fo:country="GB" fo:font-weight="bold" style:font-size-asian="9pt" style:language-asian="en" style:country-asian="GB" style:font-weight-asian="bold"/>
    </style:style>
    <style:style style:name="IEEE_20_Paragraph" style:display-name="IEEE Paragraph" style:family="paragraph" style:parent-style-name="Standard" loext:linked-style-name="IEEE_20_Paragraph_20_Char">
      <style:paragraph-properties fo:text-align="justify" style:justify-single-word="false" fo:text-indent="0.15in"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Num4" style:list-level="1">
      <style:paragraph-properties fo:margin-left="0.2008in" fo:margin-top="0.1252in" fo:margin-bottom="0.0417in" style:contextual-spacing="false" fo:text-align="center" style:justify-single-word="false" fo:text-indent="-0.2008in" style:auto-text-indent="false" style:snap-to-layout-grid="false"/>
      <style:text-properties fo:font-variant="small-caps" fo:font-size="10pt" style:font-size-asian="10pt"/>
    </style:style>
    <style:style style:name="IEEE_20_Table_20_Cell" style:display-name="IEEE Table Cell" style:family="paragraph" style:parent-style-name="IEEE_20_Paragraph">
      <style:paragraph-properties fo:text-align="start" style:justify-single-word="false" fo:text-indent="0in"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loext:linked-style-name="IEEE_20_Heading_20_3_20_Char" style:list-style-name="WWNum1" style:list-level="1">
      <style:paragraph-properties fo:margin-top="0.0835in" fo:margin-bottom="0.0417in" style:contextual-spacing="false" fo:text-align="justify" style:justify-single-word="false" fo:text-indent="0.15in"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0835in" fo:margin-bottom="0.0835in" style:contextual-spacing="false"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Num5" style:list-level="1">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IEEE_20_Table_20_Header_20_Centred" style:display-name="IEEE Table Header Centred" style:family="paragraph" style:parent-style-name="IEEE_20_Table_20_Cell">
      <style:paragraph-properties fo:text-align="center" style:justify-single-word="false"/>
      <style:text-properties fo:font-weight="bold" style:font-weight-asian="bold"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fo:font-variant="normal" fo:text-transform="none" style:use-window-font-color="true" loext:opacity="0%" style:text-outline="false" style:text-line-through-style="none" style:text-line-through-type="none" style:font-name="Arial Unicode MS" fo:font-family="'Arial Unicode MS'"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EEE_20_Abstract_20_Heading_20_Char" style:display-name="IEEE Abstract Heading Char" style:family="text" loext:linked-style-name="IEEE_20_Abstract_20_Heading">
      <style:text-properties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language-complex="ar" style:country-complex="SA"/>
    </style:style>
    <style:style style:name="IEEE_20_Abtract_20_Char" style:display-name="IEEE Abtract Char" style:family="text" loext:linked-style-name="IEEE_20_Abtract">
      <style:text-properties fo:font-size="9pt" fo:language="en" fo:country="GB" fo:font-weight="bold" style:font-name-asian="SimSun" style:font-family-asian="SimSun" style:font-family-generic-asian="system" style:font-pitch-asian="variable" style:font-size-asian="9pt" style:language-asian="en" style:country-asian="GB" style:font-weight-asian="bold" style:font-size-complex="12pt" style:language-complex="ar" style:country-complex="SA"/>
    </style:style>
    <style:style style:name="IEEE_20_Paragraph_20_Char" style:display-name="IEEE Paragraph Char" style:family="text" loext:linked-style-name="IEEE_20_Paragraph">
      <style:text-properties fo:font-size="12pt" fo:language="en" fo:country="AU" style:font-name-asian="SimSun" style:font-family-asian="SimSun" style:font-family-generic-asian="system" style:font-pitch-asian="variable" style:font-size-asian="12pt" style:language-asian="zh" style:country-asian="CN" style:font-size-complex="12pt" style:language-complex="ar" style:country-complex="SA"/>
    </style:style>
    <style:style style:name="IEEE_20_Heading_20_3_20_Char" style:display-name="IEEE Heading 3 Char" style:family="text" loext:linked-style-name="IEEE_20_Heading_20_3">
      <style:text-properties fo:language="en" fo:country="AU" fo:font-style="italic" style:font-name-asian="SimSun" style:font-family-asian="SimSun" style:font-family-generic-asian="system" style:font-pitch-asian="variable" style:language-asian="zh" style:country-asian="CN" style:font-style-asian="italic" style:font-size-complex="12pt" style:language-complex="ar" style:country-complex="SA"/>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text-transform="uppercas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1" style:font-family-asian="'Arial Unicode MS'"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2pt" style:font-style-complex="normal" style:font-weight-complex="bold" style:text-emphasize="none" style:font-relief="none" text:display="true"/>
    </style:style>
    <style:style style:name="ListLabel_20_11" style:display-name="ListLabel 1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text-transform="uppercas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1" style:font-family-asian="'Arial Unicode MS'"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2pt" style:font-style-complex="normal" style:font-weight-complex="bold" style:text-emphasize="none" style:font-relief="none" text:display="true"/>
    </style:style>
    <style:style style:name="ListLabel_20_20" style:display-name="ListLabel 20"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text-transform="uppercas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fo:font-weight="normal" style:letter-kerning="false" style:font-name-asian="Arial Unicode MS1" style:font-family-asian="'Arial Unicode MS'"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font-style-complex="normal" style:font-weight-complex="normal" style:text-emphasize="none" style:font-relief="none" text:display="true"/>
    </style:style>
    <style:style style:name="ListLabel_20_29" style:display-name="ListLabel 29"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text-transform="uppercas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1" style:font-family-asian="'Arial Unicode MS'"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2pt" style:font-style-complex="normal" style:font-weight-complex="bold" style:text-emphasize="none" style:font-relief="none" text:display="true"/>
    </style:style>
    <style:style style:name="ListLabel_20_47" style:display-name="ListLabel 47"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text-transform="uppercas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1" style:font-family-asian="'Arial Unicode MS'"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2pt" style:font-style-complex="normal" style:font-weight-complex="bold" style:text-emphasize="none" style:font-relief="none" text:display="true"/>
    </style:style>
    <style:style style:name="ListLabel_20_65" style:display-name="ListLabel 65"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text-transform="uppercas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1" style:font-family-asian="'Arial Unicode MS'"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2pt" style:font-style-complex="normal" style:font-weight-complex="bold" style:text-emphasize="none" style:font-relief="none" text:display="true"/>
    </style:style>
    <style:style style:name="ListLabel_20_74" style:display-name="ListLabel 74"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text-transform="uppercas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1" style:font-family-asian="'Arial Unicode MS'"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2pt" style:font-style-complex="normal" style:font-weight-complex="bold" style:text-emphasize="none" style:font-relief="none" text:display="true"/>
    </style:style>
    <style:style style:name="ListLabel_20_83" style:display-name="ListLabel 83"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text-transform="uppercas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1" style:font-family-asian="'Arial Unicode MS'"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2pt" style:font-style-complex="normal" style:font-weight-complex="bold" style:text-emphasize="none" style:font-relief="none" text:display="true"/>
    </style:style>
    <style:style style:name="ListLabel_20_92" style:display-name="ListLabel 9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EEE_20_Bullet_20_1" style:display-name="IEEE Bullet 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 style:num-suffix=")  " style:num-format="1">
        <style:list-level-properties text:list-level-position-and-space-mode="label-alignment">
          <style:list-level-label-alignment text:label-followed-by="nothing"/>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text:list-tab-stop-position="0.65in" fo:text-indent="-0.5in" fo:margin-left="0.6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0.3252in" fo:text-indent="-0.2in" fo:margin-left="0.3252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in" fo:margin-left="-1.4874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1.1874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in" fo:margin-left="-1.0874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in" fo:margin-left="-0.9874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8in" fo:margin-left="-0.8874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9in" fo:margin-left="-0.7874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0.6874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1in" fo:margin-left="-0.5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0.3252in" fo:text-indent="-0.2in" fo:margin-left="0.325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in" fo:margin-left="-1.4874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5in" fo:margin-left="-1.1874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0.6in" fo:margin-left="-1.0874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0.7in" fo:margin-left="-0.9874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0.8in" fo:margin-left="-0.8874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0.9in" fo:margin-left="-0.7874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in" fo:margin-left="-0.6874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1.1in" fo:margin-left="-0.5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fo:text-align="end">
          <style:list-level-label-alignment text:label-followed-by="listtab" text:list-tab-stop-position="0.3in" fo:text-indent="-0.1in" fo:margin-left="0.3in"/>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0.3252in" fo:text-indent="-0.2in" fo:margin-left="0.3252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in" fo:margin-left="-1.4874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1874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6in" fo:margin-left="-1.0874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in" fo:margin-left="-0.9874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0.8in" fo:margin-left="-0.8874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0.9in" fo:margin-left="-0.7874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in" fo:margin-left="-0.6874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1in" fo:margin-left="-0.5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
        <style:list-level-properties text:list-level-position-and-space-mode="label-alignment">
          <style:list-level-label-alignment text:label-followed-by="nothing"/>
        </style:list-level-properties>
      </text:list-level-style-number>
      <text:list-level-style-number text:level="2" text:style-name="ListLabel_20_56" style:num-format="">
        <style:list-level-properties text:list-level-position-and-space-mode="label-alignment">
          <style:list-level-label-alignment text:label-followed-by="nothing"/>
        </style:list-level-properties>
      </text:list-level-style-number>
      <text:list-level-style-number text:level="3" text:style-name="ListLabel_20_57" style:num-format="">
        <style:list-level-properties text:list-level-position-and-space-mode="label-alignment">
          <style:list-level-label-alignment text:label-followed-by="nothing"/>
        </style:list-level-properties>
      </text:list-level-style-number>
      <text:list-level-style-number text:level="4" text:style-name="ListLabel_20_58" style:num-format="">
        <style:list-level-properties text:list-level-position-and-space-mode="label-alignment">
          <style:list-level-label-alignment text:label-followed-by="nothing"/>
        </style:list-level-properties>
      </text:list-level-style-number>
      <text:list-level-style-number text:level="5" text:style-name="ListLabel_20_59" style:num-format="">
        <style:list-level-properties text:list-level-position-and-space-mode="label-alignment">
          <style:list-level-label-alignment text:label-followed-by="nothing"/>
        </style:list-level-properties>
      </text:list-level-style-number>
      <text:list-level-style-number text:level="6" text:style-name="ListLabel_20_60" style:num-format="">
        <style:list-level-properties text:list-level-position-and-space-mode="label-alignment">
          <style:list-level-label-alignment text:label-followed-by="nothing"/>
        </style:list-level-properties>
      </text:list-level-style-number>
      <text:list-level-style-number text:level="7" text:style-name="ListLabel_20_61" style:num-format="">
        <style:list-level-properties text:list-level-position-and-space-mode="label-alignment">
          <style:list-level-label-alignment text:label-followed-by="nothing"/>
        </style:list-level-properties>
      </text:list-level-style-number>
      <text:list-level-style-number text:level="8" text:style-name="ListLabel_20_62" style:num-format="">
        <style:list-level-properties text:list-level-position-and-space-mode="label-alignment">
          <style:list-level-label-alignment text:label-followed-by="nothing"/>
        </style:list-level-properties>
      </text:list-level-style-number>
      <text:list-level-style-number text:level="9" text:style-name="ListLabel_20_6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0.3252in" fo:text-indent="-0.2in" fo:margin-left="0.3252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in" fo:margin-left="-1.487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0.5in" fo:margin-left="-1.1874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0.6in" fo:margin-left="-1.0874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0.7in" fo:margin-left="-0.9874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0.8in" fo:margin-left="-0.8874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0.9in" fo:margin-left="-0.7874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1in" fo:margin-left="-0.6874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1.1in" fo:margin-left="-0.5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text:list-tab-stop-position="0.3252in" fo:text-indent="-0.2in" fo:margin-left="0.3252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in" fo:margin-left="-1.4874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1.1874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6in" fo:margin-left="-1.0874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in" fo:margin-left="-0.9874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8in" fo:margin-left="-0.8874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0.9in" fo:margin-left="-0.7874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0.6874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1in" fo:margin-left="-0.5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text:list-tab-stop-position="0.3252in" fo:text-indent="-0.2in" fo:margin-left="0.3252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in" fo:margin-left="-1.4874in"/>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0.5in" fo:margin-left="-1.1874in"/>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0.6in" fo:margin-left="-1.0874in"/>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0.7in" fo:margin-left="-0.9874in"/>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0.8in" fo:margin-left="-0.8874in"/>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0.9in" fo:margin-left="-0.7874in"/>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1in" fo:margin-left="-0.6874in"/>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1.1in" fo:margin-left="-0.5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text:list-tab-stop-position="0.3252in" fo:text-indent="-0.2in" fo:margin-left="0.3252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in" fo:margin-left="-1.4874in"/>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0.5in" fo:margin-left="-1.1874in"/>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0.6in" fo:margin-left="-1.0874in"/>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0.7in" fo:margin-left="-0.9874in"/>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0.8in" fo:margin-left="-0.8874in"/>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0.9in" fo:margin-left="-0.7874in"/>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1in" fo:margin-left="-0.6874in"/>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1.1in" fo:margin-left="-0.5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75in" fo:margin-bottom="1in" fo:margin-left="0.6799in" fo:margin-right="0.679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14:08:32.274407154</meta:creation-date>
    <dc:language>en-US</dc:language>
    <meta:print-date>2024-12-06T16:20:53.225397131</meta:print-date>
    <dc:date>2024-12-06T16:24:43.927104721</dc:date>
    <meta:editing-cycles>11</meta:editing-cycles>
    <dc:title>IEEE Paper Word Template in US Letter Page Size (V3)</dc:title>
    <meta:editing-duration>PT1H20M31S</meta:editing-duration>
    <meta:generator>LibreOffice/24.8.2.1$MacOSX_X86_64 LibreOffice_project/0f794b6e29741098670a3b95d60478a65d05ef13</meta:generator>
    <meta:printed-by>PDF files</meta:printed-by>
    <meta:document-statistic meta:table-count="1" meta:image-count="0" meta:object-count="0" meta:page-count="2" meta:paragraph-count="62" meta:word-count="958" meta:character-count="6727" meta:non-whitespace-character-count="5829"/>
    <meta:user-defined meta:name="AppVersion">15.0000</meta:user-defined>
    <meta:template xlink:type="simple" xlink:actuate="onRequest" xlink:title="Final Project Report.dotx" xlink:href=""/>
  </office:meta>
</office:document-meta>
</file>